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Skranji" svg:font-family="Skranj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3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weight-asian="normal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2 Deloppgave 2</text:p>
      <text:p text:style-name="P1"/>
      <text:p text:style-name="P2">Operator precedence in Python:</text:p>
      <text:p text:style-name="P2"/>
      <text:list xml:id="list33269862" text:style-name="L1">
        <text:list-item>
          <text:list>
            <text:list-item>
              <text:p text:style-name="P4"><text:span text:style-name="T3">«Operator precedence» definerer hvilke uttrykk som har prioritet eller forrang foran andre uttrykk. Dette blir på samme måte som i matematikken hvor man regner ut uttrykk i parenteser før det andre.<text:line-break/></text:span></text:p>
            </text:list-item>
          </text:list>
        </text:list-item>
      </text:list>
      <text:p text:style-name="P3"><text:span text:style-name="T4">Ones' complement:</text:span></text:p>
      <text:p text:style-name="P6"><text:span text:style-name="T4"/></text:p>
      <text:list xml:id="list33364916" text:style-name="L2">
        <text:list-item>
          <text:list>
            <text:list-item>
              <text:p text:style-name="P7"><text:span text:style-name="T4">Det er den inverse verdien av en binær kode. Eksempelvis, dersom vi tar det binære versjonen av 1, som er 0001, og inverserer det til -1, så blir den binære versjonen 1110.</text:span></text:p>
            </text:list-item>
          </text:list>
        </text:list-item>
      </text:list>
      <text:p text:style-name="P6"><text:span text:style-name="T4"><text:line-break/></text:span><text:span text:style-name="T5">Two's complement:</text:span></text:p>
      <text:p text:style-name="P6"><text:span text:style-name="T5"/></text:p>
      <text:list xml:id="list33406281" text:style-name="L3">
        <text:list-item>
          <text:list>
            <text:list-item>
              <text:p text:style-name="P5"><text:span text:style-name="T3">Er en regnemåte med binær kode som eliminerer negativ 0. Eksempelvis, dersom vi tar 4+5 i 3-bits tall får vi 001 som resultat. Hvis vi starter på 000 og går 4 hopp + 5 hopp rundt til høyre ender vi opp på 001, som i 3-bits binær er tallet 1.</text:span></text:p>
              <text:p text:style-name="P5"><text:span text:style-name="T3"><draw:frame draw:style-name="fr1" draw:name="bilder1" text:anchor-type="as-char" svg:width="6.376cm" svg:height="6.376cm" draw:z-index="0"><draw:image xlink:href="http://igoro.com/wordpress/wp-content/uploads/2010/08/image5.png" xlink:type="simple" xlink:show="embed" xlink:actuate="onLoad"/></draw:frame></text:span><text:span text:style-name="T3">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Skranji" svg:font-family="Skranj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27T12:43:26.85</meta:creation-date>
    <meta:document-statistic meta:table-count="0" meta:image-count="1" meta:object-count="0" meta:page-count="1" meta:paragraph-count="8" meta:word-count="129" meta:character-count="701"/>
    <dc:date>2014-01-27T14:02:57.29</dc:date>
    <meta:editing-duration>PT3M19S</meta:editing-duration>
    <meta:editing-cycles>1</meta:editing-cycles>
    <meta:generator>OpenOffice.org/3.3$Win32 OpenOffice.org_project/330m20$Build-9567</meta:generator>
  </office:meta>
</office:document-meta>
</file>